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table:formula="of:=[.C3]+[.C5]" office:value-type="float" office:value="46400" calcext:value-type="float">
            <text:p>46400</text:p>
          </table:table-cell>
          <table:table-cell table:formula="of:=[.C2]*1.1" office:value-type="float" office:value="51040" calcext:value-type="float">
            <text:p>51040</text:p>
          </table:table-cell>
          <table:table-cell office:value-type="float" office:value="55088" calcext:value-type="float">
            <text:p>550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Аккумулятор на катер</text:p>
          </table:table-cell>
          <table:table-cell table:style-name="ce1" office:value-type="float" office:value="22200" calcext:value-type="float">
            <text:p>22200</text:p>
          </table:table-cell>
          <table:table-cell office:value-type="string" calcext:value-type="string">
            <text:p><text:a xlink:href="https://bigteh.ru/product/akkumuljator-deka-marine-24m7-100-ach-starternyj/" xlink:type="simple">https://bigteh.ru/product/akkumuljator-deka-marine-24m7-100-ach-starternyj/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Аккумулятор на Урал</text:p>
          </table:table-cell>
          <table:table-cell table:style-name="ce2" office:value-type="float" office:value="14500" calcext:value-type="float">
            <text:p>14500</text:p>
          </table:table-cell>
          <table:table-cell office:value-type="string" calcext:value-type="string">
            <text:p><text:a xlink:href="https://miass.akbmag.ru/catalog/akkumulator-tyumen-standard-190-rus-1300a-518x228x236-6st-190.html" xlink:type="simple">https://miass.akbmag.ru/catalog/akkumulator-tyumen-standard-190-rus-1300a-518x228x236-6st-190.html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МФУ для бух</text:p>
          </table:table-cell>
          <table:table-cell table:style-name="ce1" office:value-type="float" office:value="24200" calcext:value-type="float">
            <text:p>24200</text:p>
          </table:table-cell>
          <table:table-cell office:value-type="string" calcext:value-type="string">
            <text:p><text:a xlink:href="http://kupinedorogo.ru/item/1386324.php" xlink:type="simple">http://kupinedorogo.ru/item/1386324.php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Планшет</text:p>
          </table:table-cell>
          <table:table-cell office:value-type="float" office:value="174995" calcext:value-type="float">
            <text:p>174995</text:p>
          </table:table-cell>
          <table:table-cell office:value-type="string" calcext:value-type="string">
            <text:p><text:a xlink:href="https://www.svyaznoy.ru/catalog/notebook/7063/6007063" xlink:type="simple">https://www.svyaznoy.ru/catalog/notebook/7063/6007063</text:a></text:p>
          </table:table-cell>
          <table:table-cell table:number-columns-repeated="5"/>
          <table:table-cell office:value-type="string" calcext:value-type="string">
            <text:p><text:a xlink:href="https://market.yandex.ru/product--planshet-apple-ipad-pro-11-2021-16-gb-2-tb-wi-fi-serebristyi-global/896183003?glfilter=14871214%3A14897638_101488125742&amp;glfilter=15938882%3A15938886_101488125742&amp;glfilter=15938894%3A15938895_101488125742&amp;glfilter=23476910%3A26684950_101488125742&amp;glfilter=27992490%3A27992610_101488125742&amp;cpa=1&amp;utm_source=yandex&amp;utm_medium=search&amp;utm_campaign=ymp_offer_dp_komputer_bko_dyb_search_rus&amp;utm_term=6427100%7C101488152734&amp;utm_content=cid%3A64762805%7Cgid%3A4662482697%7Caid%3A11052529929%7Cph%3A1872326%7Cpt%3Apremium%7Cpn%3A3%7Csrc%3Anone%7Cst%3Asearch%7Crid%3A1872326%7Ccgcid%3A0&amp;sku=101488125742" xlink:type="simple">https://market.yandex.ru/product--planshet-apple-ipad-pro-11-2021-16-gb-2-tb-wi-fi-serebristyi-global/896183003?glfilter=14871214%3A14897638_101488125742&amp;glfilter=15938882%3A15938886_101488125742&amp;glfilter=15938894%3A15938895_101488125742&amp;glfilter=23476910%3A26684950_101488125742&amp;glfilter=27992490%3A27992610_101488125742&amp;cpa=1&amp;utm_source=yandex&amp;utm_medium=search&amp;utm_campaign=ymp_offer_dp_komputer_bko_dyb_search_rus&amp;utm_term=6427100%7C101488152734&amp;utm_content=cid%3A64762805%7Cgid%3A4662482697%7Caid%3A11052529929%7Cph%3A1872326%7Cpt%3Apremium%7Cpn%3A3%7Csrc%3Anone%7Cst%3Asearch%7Crid%3A1872326%7Ccgcid%3A0&amp;sku=101488125742</text:a></text:p>
          </table:table-cell>
        </table:table-row>
        <table:table-row table:style-name="ro1">
          <table:table-cell/>
          <table:table-cell office:value-type="string" calcext:value-type="string">
            <text:p>Смартфон ЕДДС</text:p>
          </table:table-cell>
          <table:table-cell office:value-type="float" office:value="16373" calcext:value-type="float">
            <text:p>16373</text:p>
          </table:table-cell>
          <table:table-cell office:value-type="string" calcext:value-type="string">
            <text:p><text:a xlink:href="http://kupinedorogo.ru/item/1891409.php" xlink:type="simple">http://kupinedorogo.ru/item/1891409.php</text:a>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6]+[.C7]" office:value-type="float" office:value="191368" calcext:value-type="float">
            <text:p>1913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8]*1.1" office:value-type="float" office:value="210504.8" calcext:value-type="float">
            <text:p>210504,8</text:p>
          </table:table-cell>
          <table:table-cell office:value-type="float" office:value="211200" calcext:value-type="float">
            <text:p>211200</text:p>
          </table:table-cell>
          <table:table-cell table:formula="of:=[.D9]-[.C9]" office:value-type="float" office:value="695.199999999983" calcext:value-type="float">
            <text:p>695,1999999999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26:34.530685057</meta:creation-date>
    <dc:date>2022-11-08T10:22:25.672123287</dc:date>
    <meta:editing-duration>PT1H59M33S</meta:editing-duration>
    <meta:editing-cycles>9</meta:editing-cycles>
    <meta:generator>LibreOffice/7.3.6.2$Linux_X86_64 LibreOffice_project/30$Build-2</meta:generator>
    <meta:document-statistic meta:table-count="1" meta:cell-count="23" meta:object-count="0"/>
  </office:meta>
</office:document-meta>
</file>